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 style:parent-style-name="Normal" style:family="paragraph">
      <style:text-properties fo:font-size="14pt" style:font-size-asian="14pt" style:font-size-complex="14pt"/>
    </style:style>
    <style:style style:name="P3" style:parent-style-name="Normal" style:family="paragraph">
      <style:text-properties fo:font-size="14pt" style:font-size-asian="14pt" style:font-size-complex="14pt"/>
    </style:style>
    <style:style style:name="P4" style:parent-style-name="Normal" style:family="paragraph">
      <style:text-properties fo:font-size="14pt" style:font-size-asian="14pt" style:font-size-complex="14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14pt" style:font-size-asian="14pt" style:font-size-complex="14pt"/>
    </style:style>
    <style:style style:name="T8" style:parent-style-name="Policepardéfaut" style:family="text">
      <style:text-properties fo:font-size="14pt" style:font-size-asian="14pt" style:font-size-complex="14pt"/>
    </style:style>
    <style:style style:name="T9" style:parent-style-name="Policepardéfaut" style:family="text">
      <style:text-properties fo:font-size="14pt" style:font-size-asian="14pt" style:font-size-complex="14pt"/>
    </style:style>
    <style:style style:name="T10" style:parent-style-name="Policepardéfaut" style:family="text">
      <style:text-properties fo:font-size="14pt" style:font-size-asian="14pt" style:font-size-complex="14pt"/>
    </style:style>
    <style:style style:name="T11" style:parent-style-name="Policepardéfaut" style:family="text">
      <style:text-properties fo:font-size="14pt" style:font-size-asian="14pt" style:font-size-complex="14pt"/>
    </style:style>
    <style:style style:name="T12" style:parent-style-name="Policepardéfaut" style:family="text">
      <style:text-properties fo:font-size="14pt" style:font-size-asian="14pt" style:font-size-complex="14pt"/>
    </style:style>
    <style:style style:name="T13" style:parent-style-name="Policepardéfaut" style:family="text">
      <style:text-properties fo:font-size="14pt" style:font-size-asian="14pt" style:font-size-complex="14pt"/>
    </style:style>
  </office:automatic-styles>
  <office:body>
    <office:text text:use-soft-page-breaks="true">
      <text:p text:style-name="P1">FEUILLE DE PROJET CHOIXPEAU MAGIQUE</text:p>
      <text:p text:style-name="P2"/>
      <text:p text:style-name="P3">Problème : Barème</text:p>
      <text:p text:style-name="P4">1ere Solution apportée : Modifier la liste des personnages en en retirant. Au début, les élèves par maison avaient été équilibrés au niveau de Poufsouffle. Cependant, cela réduit considérablement la qualité de la base de données alors nous n’avons enlevé que quelques profils de Gryffondor et nous avons notamment traité le cas simple d’une égalité Poufsouffle-Gryffondor car ce sont deux maisons partageant des caractéristiques qui se ressemblent. Nous avons fait en sorte que, s’il y a une égalité entre ces deux maisons, la maison Poufsouffle sera choisie car plus rare.</text:p>
      <text:p text:style-name="P5">2eme Solution apportée : Rajouter des questions et changer certain critère du barème, ne pas toucher<text:s/>à<text:s/>la liste des personnages. Les critères du barème ont été ajustés, en particulier au niveau de l’intelligence qui était trop élevée et la bonté qui ne l’était pas assez. Nous avons donc rajouté des barèmes négatifs ainsi que coefficienter les différentes caractéristiques afin d’obtenir des résultats crédibles. Ces coefficients ont été choisis afin d’obtenir un équilibre entre les caractéristiques et aussi car la bonté, dans le cas d’un Poufsouffle ou Gryffondor, doit être assez élevée.</text:p>
      <text:p text:style-name="P6">Ensuite, pour le calcul du<text:s/>barème<text:s/>global que va utiliser l’algorithme des kPPV nous additionnons simplement les caractéristiques de chaque réponse avant de les diviser de manière euclidienne par 4, qui nous donne avec<text:s/>nos réponses actuelles, des valeurs plutôt correctes.</text:p>
      <text:p text:style-name="P7">En ce qui concerne les questions, les dernières ont été ajustées pour départager les<text:s/>Poufsouffle<text:s/>et les<text:s/>Gryffondor<text:s/>en poussant les critères de bonté qui nous semblaient légèrement plus élevés chez Poufsouffle. De plus, plusieurs réponses ont été légèrement modifiées dans les questions précédentes afin de refléter plus précisément une caractéristique et ainsi mieux réguler le barème.</text:p>
      <text:p text:style-name="Normal"><text:span text:style-name="T8">Idées abandonnées : Nous avions pensé à effectuer des modifications au profil de base que nous initialisons à 0 pour toutes les caractéristiques en commençant par exemple avec des valeurs négatives pour l’intelligence ou l’ambition mais, avec le travail réalisé sur les barèmes des questions ainsi que le choix des coefficients, nous n’avons pas jugé nécessaire de conserver cette idée.</text:span></text:p>
      <text:p text:style-name="Normal"/>
      <text:p text:style-name="Normal"><text:span text:style-name="T9">Conception des questions/réponses :</text:span><text:span text:style-name="T10"><text:s/>Nous avons voulu faire des questions originales mélangeant humour et l’univers de Harry Potter, tout en étant pertinentes et capable de trancher sur certains critères. Le premier problème était que beaucoup de questions relevait de la capacité à être courageux, nous en avons donc retiré et rajouté, visant cette fois ci des caractéristiques comme la bonté et l’ambition. Le défi était également de trouver des questions visant à juger l’intelligence, nous en avons donc fait plusieurs. Ensuite nous nous sommes rendu compte que nous placions</text:span><text:span text:style-name="T11"><text:s/>toujours</text:span><text:span text:style-name="T12"><text:s/>les réponses apportant un grand nombre de points</text:span><text:span text:style-name="T13"><text:s/>(à la caractéristique visée par la question), à la première position, en tant que premier choix. Nous avons donc mélangé les réponses pour obtenir quelque chose d’homogè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re Parsival</meta:initial-creator>
    <dc:creator>Alexandre Parsival</dc:creator>
    <meta:creation-date>2024-03-15T09:25:00Z</meta:creation-date>
    <dc:date>2024-03-15T21:06:00Z</dc:date>
    <meta:template xlink:href="Normal.dotm" xlink:type="simple"/>
    <meta:editing-cycles>6</meta:editing-cycles>
    <meta:editing-duration>PT4140S</meta:editing-duration>
    <meta:document-statistic meta:page-count="2" meta:paragraph-count="6" meta:word-count="473" meta:character-count="3072" meta:row-count="21" meta:non-whitespace-character-count="2605"/>
  </office:meta>
</office:document-meta>
</file>